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6.9167in" table:align="left"/>
    </style:style>
    <style:style style:name="Table8.A" style:family="table-column">
      <style:table-column-properties style:column-width="0.0521in"/>
    </style:style>
    <style:style style:name="Table8.B" style:family="table-column">
      <style:table-column-properties style:column-width="1.1979in"/>
    </style:style>
    <style:style style:name="Table8.C" style:family="table-column">
      <style:table-column-properties style:column-width="5.1042in"/>
    </style:style>
    <style:style style:name="Table8.D" style:family="table-column">
      <style:table-column-properties style:column-width="0.5625in"/>
    </style:style>
    <style:style style:name="Table8.1" style:family="table-row">
      <style:table-row-properties style:min-row-height="0.6354in"/>
    </style:style>
    <style:style style:name="Table8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8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9792in" style:rel-column-width="9263*"/>
    </style:style>
    <style:style style:name="Table2.B" style:family="table-column">
      <style:table-column-properties style:column-width="1.6549in" style:rel-column-width="15656*"/>
    </style:style>
    <style:style style:name="Table2.C" style:family="table-column">
      <style:table-column-properties style:column-width="1.3125in" style:rel-column-width="12417*"/>
    </style:style>
    <style:style style:name="Table2.D" style:family="table-column">
      <style:table-column-properties style:column-width="2.4694in" style:rel-column-width="23362*"/>
    </style:style>
    <style:style style:name="Table2.E" style:family="table-column">
      <style:table-column-properties style:column-width="0.5111in" style:rel-column-width="4837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3.2313in" fo:margin-left="0in" fo:margin-right="-0.5979in" table:align="margins"/>
    </style:style>
    <style:style style:name="Table3.A" style:family="table-column">
      <style:table-column-properties style:column-width="0.4472in" style:rel-column-width="9068*"/>
    </style:style>
    <style:style style:name="Table3.B" style:family="table-column">
      <style:table-column-properties style:column-width="0.4694in" style:rel-column-width="9519*"/>
    </style:style>
    <style:style style:name="Table3.C" style:family="table-column">
      <style:table-column-properties style:column-width="0.0729in" style:rel-column-width="1478*"/>
    </style:style>
    <style:style style:name="Table3.D" style:family="table-column">
      <style:table-column-properties style:column-width="2.2417in" style:rel-column-width="45470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5.4368in" table:align="margins"/>
    </style:style>
    <style:style style:name="Table4.A" style:family="table-column">
      <style:table-column-properties style:column-width="0.341in" style:rel-column-width="4110*"/>
    </style:style>
    <style:style style:name="Table4.B" style:family="table-column">
      <style:table-column-properties style:column-width="1.2979in" style:rel-column-width="15641*"/>
    </style:style>
    <style:style style:name="Table4.C" style:family="table-column">
      <style:table-column-properties style:column-width="0.1042in" style:rel-column-width="1255*"/>
    </style:style>
    <style:style style:name="Table4.D" style:family="table-column">
      <style:table-column-properties style:column-width="3.3813in" style:rel-column-width="40759*"/>
    </style:style>
    <style:style style:name="Table4.E" style:family="table-column">
      <style:table-column-properties style:column-width="0.3125in" style:rel-column-width="3770*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4063in" style:rel-column-width="41686*"/>
    </style:style>
    <style:style style:name="Table1.B" style:family="table-column">
      <style:table-column-properties style:column-width="1.9993in" style:rel-column-width="18914*"/>
    </style:style>
    <style:style style:name="Table1.C" style:family="table-column">
      <style:table-column-properties style:column-width="0.5215in" style:rel-column-width="4935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1" style:font-size-asian="10pt" style:font-name-complex="Arial1" style:font-size-complex="10pt"/>
    </style:style>
    <style:style style:name="P6" style:family="paragraph" style:parent-style-name="Table_20_Contents">
      <style:text-properties style:font-name="Arial" fo:font-size="10pt" style:font-name-asian="Arial1" style:font-size-asian="10pt" style:font-name-complex="Arial1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9" style:family="paragraph" style:parent-style-name="Table_20_Contents">
      <style:text-properties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9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Header">
      <style:paragraph-properties fo:text-align="start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>{logo}</text:p>
          </table:table-cell>
          <table:table-cell table:style-name="Table8.C1" office:value-type="string">
            <text:p text:style-name="P15">{badan}</text:p>
            <text:p text:style-name="P15">{kota4}</text:p>
            <text:p text:style-name="P16">{alamat} </text:p>
            <text:p text:style-name="P17">Telp. {tlp} Fax {fax} </text:p>
            <text:p text:style-name="P17"/>
          </table:table-cell>
          <table:table-cell table:style-name="Table8.C1" office:value-type="string">
            <text:p text:style-name="P18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>Nomor</text:p>
                </table:table-cell>
                <table:table-cell table:style-name="Table3.A1" office:value-type="string">
                  <text:p text:style-name="P6">:</text:p>
                </table:table-cell>
                <table:table-cell table:style-name="Table3.A1" office:value-type="string">
                  <text:p text:style-name="P6">{no_surat}</text:p>
                </table:table-cell>
              </table:table-row>
              <table:table-row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>Lamp</text:p>
                </table:table-cell>
                <table:table-cell table:style-name="Table3.A1" office:value-type="string">
                  <text:p text:style-name="P6">:</text:p>
                </table:table-cell>
                <table:table-cell table:style-name="Table3.A1" office:value-type="string">
                  <text:p text:style-name="P6">{lampiran}</text:p>
                </table:table-cell>
              </table:table-row>
              <table:table-row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>Hal</text:p>
                </table:table-cell>
                <table:table-cell table:style-name="Table3.A1" office:value-type="string">
                  <text:p text:style-name="P6">:</text:p>
                </table:table-cell>
                <table:table-cell table:style-name="Table3.A1" office:value-type="string">
                  <text:p text:style-name="P9">Pertimbangan Teknis</text:p>
                  <text:p text:style-name="P9">{nama_izin}</text:p>
                </table:table-cell>
              </table:table-row>
            </table:table>
            <text:p text:style-name="P6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>{kota}, {tglskr}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>Kepada Yth. :</text:p>
            <text:p text:style-name="P7">Sdr. Ka {dinas_teknis}</text:p>
            <text:p text:style-name="P7">{kota}</text:p>
          </table:table-cell>
          <table:covered-table-cell/>
        </table:table-row>
        <table:table-row>
          <table:table-cell table:style-name="Table2.A1" office:value-type="string">
            <text:p text:style-name="P6"/>
          </table:table-cell>
          <table:table-cell table:style-name="Table2.A1" table:number-columns-spanned="3" office:value-type="string">
            <text:p text:style-name="P6"/>
          </table:table-cell>
          <table:covered-table-cell/>
          <table:covered-table-cell/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table:number-columns-spanned="3" office:value-type="string">
            <text:p text:style-name="P3">Menindaklanjuti pendaftaran permohonan izin dari <text:span text:style-name="T3">{nama_pemohon} tanggal {tgl_daftar}</text:span>, bersama ini kami kirimkan berkas permohonan <text:span text:style-name="T3">{nama_izin}</text:span>, dengan data sebagai berikut 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office:value-type="string">
                  <text:p text:style-name="P8"/>
                </table:table-cell>
                <table:table-cell office:value-type="string">
                  <text:p text:style-name="P19"/>
                </table:table-cell>
                <table:table-cell office:value-type="string">
                  <text:p text:style-name="P10"/>
                </table:table-cell>
                <table:table-cell office:value-type="string">
                  <text:p text:style-name="P20"/>
                </table:table-cell>
                <table:table-cell office:value-type="string">
                  <text:p text:style-name="P8"/>
                </table:table-cell>
              </table:table-row>
              <table:table-row>
                <table:table-cell office:value-type="string">
                  <text:p text:style-name="P8"/>
                </table:table-cell>
                <table:table-cell office:value-type="string">
                  <text:p text:style-name="P19">[!-- BEGIN row.articles --]{titreArticle}</text:p>
                </table:table-cell>
                <table:table-cell office:value-type="string">
                  <text:p text:style-name="P10">:</text:p>
                </table:table-cell>
                <table:table-cell office:value-type="string">
                  <text:p text:style-name="P19">{texteArticle}<text:span text:style-name="T1">[!-- END row.articles --]</text:span></text:p>
                </table:table-cell>
                <table:table-cell office:value-type="string">
                  <text:p text:style-name="P8"/>
                </table:table-cell>
              </table:table-row>
            </table:table>
            <text:p text:style-name="P3"/>
            <text:p text:style-name="P2">Sehubungan dengan hal tersebut, kami minta Saudara untuk melakukan pencermatan berkas/penelitian secara administrasi dan teknis, sebagai bahan pertimbangan teknis guna membantu kami dalam menerbitkan <text:span text:style-name="T3">{nama_izin}</text:span>.</text:p>
            <text:p text:style-name="P2"/>
            <text:p text:style-name="P2">Hasil pertimbangan Saudara kami harapkan dapat diterima pada hari <text:span text:style-name="T3">{tgl_rekomendasi}</text:span>.</text:p>
            <text:p text:style-name="P2"/>
            <text:p text:style-name="P2">Demikian, atas kerjasamanya kami ucapkan terima kasih.</text:p>
            <text:p text:style-name="P4"/>
          </table:table-cell>
          <table:covered-table-cell/>
          <table:covered-table-cell/>
          <table:table-cell table:style-name="Table2.A1" office:value-type="string">
            <text:p text:style-name="Standard"/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{jabatan}</text:p>
            <text:p text:style-name="P12"/>
            <text:p text:style-name="P12"/>
            <text:p text:style-name="P12"/>
            <text:p text:style-name="P12"/>
            <text:p text:style-name="P13"><text:span text:style-name="T2">{nama_pejabat}</text:span> <text:line-break/>NIP. {nip_pejabat}</text:p>
          </table:table-cell>
          <table:table-cell table:style-name="Table1.A1" office:value-type="string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08T16:57:14</dc:date>
    <dc:creator>wrc-alp </dc:creator>
    <meta:editing-duration>PT05H00M39S</meta:editing-duration>
    <meta:editing-cycles>81</meta:editing-cycles>
    <meta:generator>OpenOffice.org/3.2$Linux OpenOffice.org_project/320m19$Build-9505</meta:generator>
    <meta:document-statistic meta:table-count="5" meta:image-count="0" meta:object-count="0" meta:page-count="1" meta:paragraph-count="28" meta:word-count="105" meta:character-count="819"/>
  </office:meta>
</office:document-meta>
</file>